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MPTING OF PAUL (15:1-4, 8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OMPTING OF PAUL (15:1-4, 8-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exhortation (15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example (15:3-4, 8-1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example (15:3-4, 8-12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e points to the Scriptures (15:4): Its pages are full of examples where many endured and encouraged others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e points to the Saviour (15:3, 8-12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He points to the Saviour (15:3, 8-12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Jesus came not to gratify himself but to give himself (15:3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Jesus came to guarantee God's salvation to Jews and Gentiles (15:8-12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Jesus came to guarantee God's salvation to Jews and Gentiles (15:8-12).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o the Jews (15: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o the Gentiles (15:9-1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He points to the Saviour (15:3, 8-12).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Jesus came not to gratify himself but to give himself (15:3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Jesus came to guarantee God's salvation to Jews and Gentiles (15:8-12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His example (15:3-4, 8-12)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He points to the Scriptures (15:4): Its pages are full of examples where many endured and encouraged others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 points to the Saviour (15:3, 8-12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PROMPTING OF PAUL (15:1-4, 8-12)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His exhortation (15:1-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His example (15:3-4, 8-12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ROMANS 15</text:span><text:span text:style-name="a547" text:class-names=""/></text:p>
          </draw:text-box>
          <svg:title/>
          <svg:desc/>
        </draw:frame>
        <draw:frame draw:id="id100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PROMPTING OF PAUL (15:1-4, 8-12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HE PRAYER OF PAUL (15:5-7, 13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THE PRAYER OF PAUL (15:5-7, 13)<text:s text:c="1"/></text:span><text:span text:style-name="a562" text:class-names=""/></text:p>
          </draw:text-box>
          <svg:title/>
          <svg:desc/>
        </draw:frame>
        <draw:frame draw:id="id102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He prays that God would favour the Roman church with endurance, encouragement, and unity (15:5-7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He prays that God will fill the Roman church with joy, peace, and hope (15:13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ROMANS 15</text:span><text:span text:style-name="a577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THE PROMPTING OF PAUL (15:1-4, 8-12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HE PRAYER OF PAUL (15:5-7, 13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HE PLANS OF PAUL (15:14-2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-title-Title-Slide" presentation:presentation-page-layout-name="Master1-PPL1" draw:id="Slide-267">
        <draw:frame draw:id="id105" presentation:style-name="a597" draw:name="Title 1" svg:x="1.38in" svg:y="0.83in" svg:width="10.3in" svg:height="4.42in" presentation:class="title" presentation:placeholder="false">
          <draw:text-box>
            <text:p text:style-name="a596" text:class-names="" text:cond-style-name=""><text:span text:style-name="a594" text:class-names="">THE PLANS OF PAUL (15:14-29)<text:s text:c="1"/></text:span><text:span text:style-name="a595" text:class-names=""/></text:p>
          </draw:text-box>
          <svg:title/>
          <svg:desc/>
        </draw:frame>
        <draw:frame draw:id="id106" presentation:style-name="a602" draw:name="Subtitle 2" svg:x="1.38in" svg:y="5.25in" svg:width="10.3in" svg:height="1.85in" presentation:class="subtitle" presentation:placeholder="false">
          <draw:text-box>
            <text:p text:style-name="a599" text:class-names="" text:cond-style-name=""><text:span text:style-name="a598" text:class-names=""><text:s text:c="1"/>The apostle reviews his past activities (15:14-22).<text:s text:c="1"/></text:span></text:p>
            <text:p text:style-name="a601" text:class-names="" text:cond-style-name=""><text:span text:style-name="a600" text:class-names=""/></text:p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apostle reviews his past activities (15:14-22).<text:s text:c="1"/></text:span><text:span text:style-name="a605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He writes concerning his main ministry (15:14-18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writes concerning his miracles (15:19a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 writes concerning his mission field (15:19b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He writes concerning his methodology (15:20-22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He writes concerning his methodology (15:20-22).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As practiced by Paul (15: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As predicted by Isaiah (15:21-2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apostle reviews his past activities (15:14-22).<text:s text:c="1"/></text:span><text:span text:style-name="a641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He writes concerning his main ministry (15:14-18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writes concerning his miracles (15:19a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He writes concerning his mission field (15:19b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He writes concerning his methodology (15:20-22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PLANS OF PAUL (15:14-29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apostle reviews his past activities (15:14-22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apostle previews his future activities (15:23-29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-title-Title-Slide" presentation:presentation-page-layout-name="Master1-PPL1" draw:id="Slide-272">
        <draw:frame draw:id="id115" presentation:style-name="a679" draw:name="Title 1" svg:x="1.38in" svg:y="0.83in" svg:width="10.3in" svg:height="4.42in" presentation:class="title" presentation:placeholder="false">
          <draw:text-box>
            <text:p text:style-name="a678" text:class-names="" text:cond-style-name=""><text:span text:style-name="a676" text:class-names=""><text:s text:c="1"/>The apostle previews his future activities (15:23-29).<text:s text:c="1"/></text:span><text:span text:style-name="a677" text:class-names=""/></text:p>
          </draw:text-box>
          <svg:title/>
          <svg:desc/>
        </draw:frame>
        <draw:frame draw:id="id116" presentation:style-name="a684" draw:name="Subtitle 2" svg:x="1.38in" svg:y="5.25in" svg:width="10.3in" svg:height="1.85in" presentation:class="subtitle" presentation:placeholder="false">
          <draw:text-box>
            <text:p text:style-name="a681" text:class-names="" text:cond-style-name=""><text:span text:style-name="a680" text:class-names=""><text:s text:c="1"/>Eventual future plans (15:23-24)<text:s text:c="1"/></text:span></text:p>
            <text:p text:style-name="a683" text:class-names="" text:cond-style-name=""><text:span text:style-name="a682" text:class-names=""/></text:p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Eventual future plans (15:23-24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o visit Spain (15:23-24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o visit Rome (15:24b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apostle previews his future activities (15:23-29).<text:s text:c="1"/></text:span><text:span text:style-name="a702" text:class-names=""/></text:p>
          </draw:text-box>
          <svg:title/>
          <svg:desc/>
        </draw:frame>
        <draw:frame draw:id="id120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Eventual future plans (15:23-24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Immediate future plans (15:25-2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20" draw:style-name="a715" draw:master-page-name="Master1-Layout12-tx-Title-and-Text" presentation:presentation-page-layout-name="Master1-PPL12" draw:id="Slide-275">
        <draw:frame draw:id="id121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Immediate future plans (15:25-29)<text:s text:c="1"/></text:span><text:span text:style-name="a717" text:class-names=""/></text:p>
          </draw:text-box>
          <svg:title/>
          <svg:desc/>
        </draw:frame>
        <draw:frame draw:id="id122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e place (15:25a): Jerusalem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purpose (15:25b-29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1" draw:style-name="a730" draw:master-page-name="Master1-Layout12-tx-Title-and-Text" presentation:presentation-page-layout-name="Master1-PPL12" draw:id="Slide-276">
        <draw:frame draw:id="id123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apostle previews his future activities (15:23-29).<text:s text:c="1"/></text:span><text:span text:style-name="a732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Eventual future plans (15:23-24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Immediate future plans (15:25-29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2" draw:style-name="a745" draw:master-page-name="Master1-Layout12-tx-Title-and-Text" presentation:presentation-page-layout-name="Master1-PPL12" draw:id="Slide-277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THE PLANS OF PAUL (15:14-29)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 apostle reviews his past activities (15:14-22)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apostle previews his future activities (15:23-29).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3" draw:style-name="a760" draw:master-page-name="Master1-Layout12-tx-Title-and-Text" presentation:presentation-page-layout-name="Master1-PPL12" draw:id="Slide-278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ROMANS 15</text:span><text:span text:style-name="a762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THE PROMPTING OF PAUL (15:1-4, 8-12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THE PRAYER OF PAUL (15:5-7, 13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THE PLANS OF PAUL (15:14-29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THE PLEA OF PAUL (15:30-33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4" draw:style-name="a781" draw:master-page-name="Master1-Layout12-tx-Title-and-Text" presentation:presentation-page-layout-name="Master1-PPL12" draw:id="Slide-279">
        <draw:frame draw:id="id129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THE PLEA OF PAUL (15:30-33):<text:s text:c="1"/></text:span><text:span text:style-name="a783" text:class-names=""/></text:p>
          </draw:text-box>
          <svg:title/>
          <svg:desc/>
        </draw:frame>
        <draw:frame draw:id="id130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That he be protected in Jerusalem from unbelievers (15:30-31a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at he be accepted in Jerusalem by believers (15:31b-33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5" draw:style-name="a796" draw:master-page-name="Master1-Layout12-tx-Title-and-Text" presentation:presentation-page-layout-name="Master1-PPL12" draw:id="Slide-280">
        <draw:frame draw:id="id131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ROMANS 15</text:span><text:span text:style-name="a798" text:class-names=""/></text:p>
          </draw:text-box>
          <svg:title/>
          <svg:desc/>
        </draw:frame>
        <draw:frame draw:id="id132" presentation:style-name="a816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THE PROMPTING OF PAUL (15:1-4, 8-12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THE PRAYER OF PAUL (15:5-7, 1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E PLANS OF PAUL (15:14-29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THE PLEA OF PAUL (15:30-33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5</dc:title>
    <meta:initial-creator>David STRICKLAND</meta:initial-creator>
    <dc:creator>David STRICKLAND</dc:creator>
    <meta:creation-date>2020-02-22T19:36:03Z</meta:creation-date>
    <dc:date>2020-02-22T19:36:03Z</dc:date>
    <meta:template xlink:href="BibleStudy" xlink:type="simple"/>
    <meta:editing-cycles>1</meta:editing-cycles>
    <meta:editing-duration>PT0S</meta:editing-duration>
    <meta:document-statistic meta:paragraph-count="81" meta:word-count="738"/>
  </office:meta>
</office:document-meta>
</file>